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85bfc" style:font-size-asian="10.5pt" style:font-size-complex="12pt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85bfc" officeooo:paragraph-rsid="00085bfc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d9e5a" officeooo:paragraph-rsid="000d9e5a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normal" officeooo:rsid="0009c9a9" officeooo:paragraph-rsid="0009c9a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a2d24" officeooo:paragraph-rsid="000a2d2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d9e5a" officeooo:paragraph-rsid="000d9e5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e784e" officeooo:paragraph-rsid="000e784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220f0" officeooo:paragraph-rsid="001220f0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officeooo:paragraph-rsid="00085bfc"/>
    </style:style>
    <style:style style:name="P10" style:family="paragraph" style:parent-style-name="Standard" style:list-style-name="L1">
      <style:text-properties officeooo:paragraph-rsid="00103c89"/>
    </style:style>
    <style:style style:name="P11" style:family="paragraph" style:parent-style-name="Standard" style:list-style-name="L1">
      <style:text-properties officeooo:paragraph-rsid="001c7272"/>
    </style:style>
    <style:style style:name="P12" style:family="paragraph" style:parent-style-name="Standard" style:list-style-name="L1">
      <style:text-properties officeooo:rsid="00085bfc" officeooo:paragraph-rsid="00085bfc"/>
    </style:style>
    <style:style style:name="P13" style:family="paragraph" style:parent-style-name="Standard" style:list-style-name="L1">
      <style:text-properties fo:font-size="12pt" style:text-underline-style="none" fo:font-weight="normal" officeooo:rsid="0009c9a9" officeooo:paragraph-rsid="0009c9a9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style:text-underline-style="none" fo:font-weight="normal" officeooo:rsid="000a2d24" officeooo:paragraph-rsid="000a2d24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none" fo:font-weight="normal" officeooo:rsid="000b3b93" officeooo:paragraph-rsid="000b3b93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style:text-underline-style="none" fo:font-weight="normal" officeooo:rsid="000d9e5a" officeooo:paragraph-rsid="000d9e5a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style:text-underline-style="none" fo:font-weight="normal" officeooo:rsid="000dca4a" officeooo:paragraph-rsid="000dca4a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2pt" style:text-underline-style="none" fo:font-weight="normal" officeooo:rsid="000e784e" officeooo:paragraph-rsid="000e784e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style:text-underline-style="none" fo:font-weight="normal" officeooo:rsid="001220f0" officeooo:paragraph-rsid="001220f0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style:text-underline-style="none" fo:font-weight="normal" officeooo:rsid="00103c89" officeooo:paragraph-rsid="001220f0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style:text-underline-style="none" fo:font-weight="normal" officeooo:rsid="0012807e" officeooo:paragraph-rsid="0012807e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officeooo:rsid="001357ba" officeooo:paragraph-rsid="001357ba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style:text-underline-style="none" fo:font-weight="normal" officeooo:rsid="00149e9f" officeooo:paragraph-rsid="00149e9f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style:text-underline-style="none" fo:font-weight="normal" officeooo:rsid="0016930f" officeooo:paragraph-rsid="0016930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6930f" officeooo:paragraph-rsid="0016930f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style:text-underline-style="none" fo:font-weight="normal" officeooo:rsid="0016b788" officeooo:paragraph-rsid="0016b788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size="12pt" style:text-underline-style="none" fo:font-weight="normal" officeooo:rsid="0018727a" officeooo:paragraph-rsid="0018727a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style:text-underline-style="none" fo:font-weight="normal" officeooo:rsid="00191ad4" officeooo:paragraph-rsid="00191ad4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style:text-underline-style="none" fo:font-weight="normal" officeooo:rsid="0019e63c" officeooo:paragraph-rsid="0019e63c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style:text-underline-style="none" fo:font-weight="normal" officeooo:rsid="001b8ee8" officeooo:paragraph-rsid="001b8ee8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text-properties fo:font-size="12pt" style:text-underline-style="none" fo:font-weight="normal" officeooo:rsid="001c7272" officeooo:paragraph-rsid="001c7272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text-properties fo:font-size="12pt" style:text-underline-style="none" fo:font-weight="normal" officeooo:rsid="001dd371" officeooo:paragraph-rsid="001dd371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text-properties officeooo:rsid="0009c9a9" officeooo:paragraph-rsid="0009c9a9"/>
    </style:style>
    <style:style style:name="P34" style:family="paragraph" style:parent-style-name="Standard" style:list-style-name="L1">
      <style:text-properties officeooo:rsid="000b3b93" officeooo:paragraph-rsid="000b3b93"/>
    </style:style>
    <style:style style:name="P35" style:family="paragraph" style:parent-style-name="Standard" style:list-style-name="L1">
      <style:text-properties officeooo:rsid="000d9e5a" officeooo:paragraph-rsid="000d9e5a"/>
    </style:style>
    <style:style style:name="P36" style:family="paragraph" style:parent-style-name="Standard" style:list-style-name="L1">
      <style:text-properties officeooo:rsid="001220f0" officeooo:paragraph-rsid="001220f0"/>
    </style:style>
    <style:style style:name="P37" style:family="paragraph" style:parent-style-name="Standard" style:list-style-name="L1">
      <style:text-properties officeooo:rsid="001357ba" officeooo:paragraph-rsid="001357ba"/>
    </style:style>
    <style:style style:name="P38" style:family="paragraph" style:parent-style-name="Standard" style:list-style-name="L1">
      <style:text-properties officeooo:rsid="001c7272" officeooo:paragraph-rsid="001c7272"/>
    </style:style>
    <style:style style:name="P39" style:family="paragraph" style:parent-style-name="Standard" style:list-style-name="L1">
      <style:text-properties officeooo:rsid="001c7272" officeooo:paragraph-rsid="001dd371"/>
    </style:style>
    <style:style style:name="P40" style:family="paragraph" style:parent-style-name="Standard" style:list-style-name="L1">
      <style:text-properties officeooo:rsid="001dd371" officeooo:paragraph-rsid="001dd371"/>
    </style:style>
    <style:style style:name="P41" style:family="paragraph" style:parent-style-name="Standard" style:list-style-name="L1">
      <style:text-properties officeooo:rsid="001e3215" officeooo:paragraph-rsid="001e3215"/>
    </style:style>
    <style:style style:name="T1" style:family="text">
      <style:text-properties fo:font-size="14pt" officeooo:rsid="00085bfc" style:font-size-asian="12.25pt" style:font-size-complex="14pt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85bfc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a2d24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bf152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220f0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03c89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49e9f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c7272" style:font-size-asian="10.5pt" style:font-weight-asian="normal" style:font-size-complex="12pt" style:font-weight-complex="normal"/>
    </style:style>
    <style:style style:name="T10" style:family="text">
      <style:text-properties style:text-position="super 58%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officeooo:rsid="0016930f"/>
    </style:style>
    <style:style style:name="T12" style:family="text">
      <style:text-properties officeooo:rsid="0019e63c"/>
    </style:style>
    <style:style style:name="T13" style:family="text">
      <style:text-properties officeooo:rsid="001c7272"/>
    </style:style>
    <style:style style:name="T14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none" fo:font-weight="normal" officeooo:rsid="001dd371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Notes de Cours</text:span></text:p>
      <text:p text:style-name="P1"/>
      <text:p text:style-name="P2">Intro :</text:p>
      <text:list xml:id="list1267771261" text:style-name="L1">
        <text:list-item>
          <text:p text:style-name="P9"><text:a xlink:type="simple" xlink:href="mailto:david.bouchet.paris5@gmail.com" text:style-name="Internet_20_link" text:visited-style-name="Visited_20_Internet_20_Link"><text:span text:style-name="T3">david.bouchet.paris5@gmail.com</text:span></text:a></text:p>
        </text:list-item>
        <text:list-item>
          <text:p text:style-name="P12"><text:span text:style-name="T2">Support : </text:span><text:a xlink:type="simple" xlink:href="http://www.debug-pro.com/paris5/archi/index.html" text:style-name="Internet_20_link" text:visited-style-name="Visited_20_Internet_20_Link">www.debug-pro.com/paris5/archi/index.html</text:a></text:p>
        </text:list-item>
      </text:list>
      <text:p text:style-name="P3"/>
      <text:p text:style-name="P3">Cours 1 :</text:p>
      <text:list xml:id="list102561264960124" text:continue-numbering="true" text:style-name="L1">
        <text:list-item>
          <text:p text:style-name="P13">2 parties dans l’elec :</text:p>
          <text:list>
            <text:list-item>
              <text:p text:style-name="P13">Analogique</text:p>
            </text:list-item>
            <text:list-item>
              <text:p text:style-name="P13">Numerique</text:p>
            </text:list-item>
          </text:list>
        </text:list-item>
      </text:list>
      <text:p text:style-name="P4"/>
      <text:list xml:id="list102560032880544" text:continue-numbering="true" text:style-name="L1">
        <text:list-item>
          <text:p text:style-name="P33"><text:span text:style-name="T2">Un Micro-Processeur </text:span><text:span text:style-name="T4">(= processueur en miniature)</text:span><text:span text:style-name="T2">est programmable, c’est presque le seul qui l’est</text:span></text:p>
          <text:list>
            <text:list-item>
              <text:p text:style-name="P14">Fait le lien entre le materiel entre le logiciel, sans le micro-processeur, il n’y aurait pas de logiciels</text:p>
            </text:list-item>
            <text:list-item>
              <text:p text:style-name="P14">Utilise un langage : langage assembleur / langage machine (langage de bas niveau)</text:p>
            </text:list-item>
            <text:list-item>
              <text:p text:style-name="P14">Tous les langages de prog passent par du langage machine</text:p>
            </text:list-item>
          </text:list>
        </text:list-item>
      </text:list>
      <text:p text:style-name="P5"/>
      <text:list xml:id="list102561062649944" text:continue-numbering="true" text:style-name="L1">
        <text:list-item>
          <text:p text:style-name="P15">Les Circuits Combinatoires</text:p>
          <text:list>
            <text:list-item>
              <text:p text:style-name="P34"><text:span text:style-name="T2">Contient des entrees et des sorties (</text:span><text:span text:style-name="T5">appeles</text:span><text:span text:style-name="T2"> files)</text:span></text:p>
              <text:list>
                <text:list-item>
                  <text:p text:style-name="P15">Si on a 3 entrees : on a 2³ sorties possibles</text:p>
                </text:list-item>
              </text:list>
            </text:list-item>
            <text:list-item>
              <text:p text:style-name="P15">Portes Logiques :</text:p>
              <text:list>
                <text:list-item>
                  <text:p text:style-name="P15">Tout circuit combinatoires est constitue uniquement de portes</text:p>
                </text:list-item>
                <text:list-item>
                  <text:p text:style-name="P15">7 portes logiques</text:p>
                </text:list-item>
                <text:list-item>
                  <text:p text:style-name="P15">2 symboles par porte</text:p>
                  <text:list>
                    <text:list-item>
                      <text:p text:style-name="P34"><text:span text:style-name="T2">Symbole </text:span><text:span text:style-name="T5">à</text:span><text:span text:style-name="T2"> forme rectangulaire</text:span></text:p>
                    </text:list-item>
                    <text:list-item>
                      <text:p text:style-name="P34"><text:span text:style-name="T2">Symbole </text:span><text:span text:style-name="T5">à</text:span><text:span text:style-name="T2"> forme distinc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02560322670615" text:continue-numbering="true" text:style-name="L1">
        <text:list-item>
          <text:p text:style-name="P16">Connaitre les 2 premiers theoremes</text:p>
        </text:list-item>
      </text:list>
      <text:p text:style-name="P6"/>
      <text:list xml:id="list102560462343117" text:continue-numbering="true" text:style-name="L1">
        <text:list-item>
          <text:p text:style-name="P16">En logique combinatoires, on exprime les sorties uniquement en fonction des entrees</text:p>
        </text:list-item>
      </text:list>
      <text:p text:style-name="P6"/>
      <text:list xml:id="list102560159727542" text:continue-numbering="true" text:style-name="L1">
        <text:list-item>
          <text:p text:style-name="P16">Particularite du code Gray, un seul bit change a chaque ligne</text:p>
          <text:list>
            <text:list-item>
              <text:p text:style-name="P16">On l’utilisera en majorite sur 2 bits</text:p>
            </text:list-item>
            <text:list-item>
              <text:p text:style-name="P16">Les tableaux de Karnaugh sont la pour nous simplifier la vie</text:p>
            </text:list-item>
            <text:list-item>
              <text:p text:style-name="P16">Table de verite =&gt; table de Karnaugh</text:p>
            </text:list-item>
            <text:list-item>
              <text:p text:style-name="P16">Table de Karnaugh :</text:p>
              <text:list>
                <text:list-item>
                  <text:p text:style-name="P16">On cherche la valeur V (= a)</text:p>
                </text:list-item>
                <text:list-item>
                  <text:p text:style-name="P35"><text:span text:style-name="T2">On met les valeurs possibles de bc (Code Gray : 11 est en 3</text:span><text:span text:style-name="T10">e</text:span><text:span text:style-name="T2"> position avec ce code =/ binaire classique)</text:span></text:p>
                </text:list-item>
                <text:list-item>
                  <text:p text:style-name="P16">on remplit le tableau en fonction des entrees de la table de verite</text:p>
                </text:list-item>
                <text:list-item>
                  <text:p text:style-name="P17">Qq regles : </text:p>
                  <text:list>
                    <text:list-item>
                      <text:p text:style-name="P17">il ne faut pas encercler de 0</text:p>
                    </text:list-item>
                    <text:list-item>
                      <text:p text:style-name="P17">il faut moins de bulles possible</text:p>
                    </text:list-item>
                    <text:list-item>
                      <text:p text:style-name="P17">une bulle doit etre la plus grande possible</text:p>
                    </text:list-item>
                    <text:list-item>
                      <text:p text:style-name="P17">le nombre de cases dans un cercle doit etre une puissance de deux</text:p>
                    </text:list-item>
                  </text:list>
                </text:list-item>
                <text:list-item>
                  <text:p text:style-name="P17">il faut voir le tableau de Karnaugh comme un cylindre</text:p>
                </text:list-item>
                <text:list-item>
                  <text:p text:style-name="P17">Expressions :</text:p>
                  <text:list>
                    <text:list-item>
                      <text:p text:style-name="P17">si une valeur ne change pas → ex : b(barre). c(barre)</text:p>
                    </text:list-item>
                    <text:list-item>
                      <text:p text:style-name="P17">sinon on ne met pas de barre</text:p>
                    </text:list-item>
                  </text:list>
                </text:list-item>
                <text:list-item>
                  <text:p text:style-name="P18">Puis on dessine l’expression en circuit :</text:p>
                </text:list-item>
              </text:list>
            </text:list-item>
          </text:list>
        </text:list-item>
      </text:list>
      <text:p text:style-name="P7"/>
      <text:list xml:id="list102560249158012" text:continue-numbering="true" text:style-name="L1">
        <text:list-item>
          <text:p text:style-name="P19"><text:soft-page-break/>Principaux circuits combinatoires : <text:span text:style-name="T11">(completer avec le resume de cours)</text:span></text:p>
          <text:list>
            <text:list-item>
              <text:p text:style-name="P18">Additionnaire binaire parallele :</text:p>
              <text:list>
                <text:list-item>
                  <text:p text:style-name="P18">On prend les bits de chaque valeurs + Cin et on fait une addition</text:p>
                </text:list-item>
              </text:list>
            </text:list-item>
            <text:list-item>
              <text:p text:style-name="P36"><text:span text:style-name="T7">D</text:span><text:span text:style-name="T2">ecodeur :</text:span></text:p>
              <text:list>
                <text:list-item>
                  <text:p text:style-name="P20"/>
                </text:list-item>
              </text:list>
            </text:list-item>
            <text:list-item>
              <text:p text:style-name="P36"><text:span text:style-name="T7">C</text:span><text:span text:style-name="T2">omparateur :</text:span></text:p>
              <text:list>
                <text:list-item>
                  <text:p text:style-name="P19">Affiche 1 si la comparaison est vrai</text:p>
                </text:list-item>
              </text:list>
            </text:list-item>
            <text:list-item>
              <text:p text:style-name="P10"><text:span text:style-name="T6">Multiplexeur </text:span><text:span text:style-name="T7">: </text:span></text:p>
              <text:list>
                <text:list-item>
                  <text:p text:style-name="P36"><text:span text:style-name="T7">I</text:span><text:span text:style-name="T2">l fait des connexions entre les valeurs en fonction des bits de S</text:span></text:p>
                </text:list-item>
              </text:list>
            </text:list-item>
            <text:list-item>
              <text:p text:style-name="P19">Demultiplexeur :</text:p>
              <text:list>
                <text:list-item>
                  <text:p text:style-name="P19">Semblable au decodeur</text:p>
                </text:list-item>
              </text:list>
            </text:list-item>
          </text:list>
        </text:list-item>
      </text:list>
      <text:p text:style-name="P8"/>
      <text:list xml:id="list102560624025071" text:continue-numbering="true" text:style-name="L1">
        <text:list-item>
          <text:p text:style-name="P19">Circuits sequentiels :</text:p>
          <text:list>
            <text:list-item>
              <text:p text:style-name="P21">Chronogramme :</text:p>
              <text:list>
                <text:list-item>
                  <text:p text:style-name="P21">Front montant =&gt; etat haut </text:p>
                  <text:list>
                    <text:list-item>
                      <text:p text:style-name="P21">front montant + etat haut = impulsion positive </text:p>
                    </text:list-item>
                  </text:list>
                </text:list-item>
                <text:list-item>
                  <text:p text:style-name="P21">pareil pour front descendant, etat bas et impulsion negative</text:p>
                </text:list-item>
              </text:list>
            </text:list-item>
            <text:list-item>
              <text:p text:style-name="P21">Bascules :</text:p>
              <text:list>
                <text:list-item>
                  <text:p text:style-name="P21">Bascules asynchrones :</text:p>
                  <text:list>
                    <text:list-item>
                      <text:p text:style-name="P21">Les sorties peuvent changer a tout instant</text:p>
                    </text:list-item>
                    <text:list-item>
                      <text:p text:style-name="P21">Pas d’entree de synchronisation =&gt; on peut les changer a tous moments</text:p>
                    </text:list-item>
                    <text:list-item>
                      <text:p text:style-name="P22">Bascule RS :</text:p>
                      <text:list>
                        <text:list-item>
                          <text:p text:style-name="P22">Etat memoire : valeur de A juste avant le passage de la bascule dans l’etat memoire</text:p>
                        </text:list-item>
                        <text:list-item>
                          <text:p text:style-name="P22">Mise a 1 (Set) : valeur de q = 1</text:p>
                        </text:list-item>
                        <text:list-item>
                          <text:p text:style-name="P22">Mise a 0 (Reset) : valeur de q = 0</text:p>
                        </text:list-item>
                        <text:list-item>
                          <text:p text:style-name="P22">Etat interdit : Q(barre)</text:p>
                        </text:list-item>
                        <text:list-item>
                          <text:p text:style-name="P37"><text:span text:style-name="T2">Puis : </text:span><text:span text:style-name="T8">Q(barre) = oppose dans Q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Bascules synchrones :</text:p>
                  <text:list>
                    <text:list-item>
                      <text:p text:style-name="P21">Les sorties changent uniquement en fonction d’une entree de synchronisation</text:p>
                    </text:list-item>
                    <text:list-item>
                      <text:p text:style-name="P21">Une entree de synchronisation : l’horloge</text:p>
                    </text:list-item>
                    <text:list-item>
                      <text:p text:style-name="P23">Bascule D synchrone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02560632149767" text:continue-numbering="true" text:style-name="L1">
        <text:list-item>
          <text:p text:style-name="P24">Les Memoires :</text:p>
          <text:list>
            <text:list-item>
              <text:p text:style-name="P24">On s’occupe en archi de la ram et non de la memoire de masse (disque dur, etc)</text:p>
              <text:p text:style-name="P26"><text:s/>Definitions : </text:p>
              <text:list>
                <text:list-item>
                  <text:p text:style-name="P26">8 cases l’une sur l’autre (de 0 a 7), une case c’est 16 bits, contenant des adresses</text:p>
                </text:list-item>
                <text:list-item>
                  <text:p text:style-name="P26">nombre d’adresses = Profondeur</text:p>
                </text:list-item>
                <text:list-item>
                  <text:p text:style-name="P26">taille d’une case/<text:span text:style-name="T13">donnee</text:span> = Largeur</text:p>
                </text:list-item>
                <text:list-item>
                  <text:p text:style-name="P26">Capacite en bits = L * P</text:p>
                </text:list-item>
                <text:list-item>
                  <text:p text:style-name="P26">Capacite en octets = (L * P) / 8</text:p>
                </text:list-item>
              </text:list>
            </text:list-item>
            <text:list-item>
              <text:p text:style-name="P26">Les Categories de memoire :</text:p>
              <text:list>
                <text:list-item>
                  <text:p text:style-name="P27">ROM (Read Only Memory) : </text:p>
                  <text:list>
                    <text:list-item>
                      <text:p text:style-name="P27">non volatile</text:p>
                    </text:list-item>
                    <text:list-item>
                      <text:p text:style-name="P27">lecture seule</text:p>
                    </text:list-item>
                    <text:list-item>
                      <text:p text:style-name="P29">plusieurs types de ROM :</text:p>
                      <text:list>
                        <text:list-item>
                          <text:p text:style-name="P29">PROM</text:p>
                        </text:list-item>
                        <text:list-item>
                          <text:p text:style-name="P30">EPROM </text:p>
                          <text:list>
                            <text:list-item>
                              <text:p text:style-name="P32">UVEPROM</text:p>
                            </text:list-item>
                            <text:list-item>
                              <text:p text:style-name="P30">EEPROM</text:p>
                              <text:list>
                                <text:list-item>
                                  <text:p text:style-name="P30">Flach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RAM (Random Access Memory) : </text:p>
                  <text:list>
                    <text:list-item>
                      <text:p text:style-name="P27"><text:soft-page-break/>volatile (quand on coupe l’alimentation de l’ordinateur, le contenu de la RAM se supprimer)</text:p>
                    </text:list-item>
                    <text:list-item>
                      <text:p text:style-name="P27">lecture et ecriture</text:p>
                    </text:list-item>
                    <text:list-item>
                      <text:p text:style-name="P28">RAM Statique (SRAM) : + rapide et tant qu’on ne coupe pas le courant on garde les donnees</text:p>
                    </text:list-item>
                    <text:list-item>
                      <text:p text:style-name="P28">RAM Dynamique (DRAM) : - rapide et elle perd les donnees meme quand on ne coupe pas le courant, <text:span text:style-name="T12">il faut la rafrachir manuellement. Elle est bcp moins chere</text:span></text:p>
                      <text:list>
                        <text:list-item>
                          <text:p text:style-name="P29">SDRAM → DRAM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Les Bus (groupe de files):</text:p>
              <text:list>
                <text:list-item>
                  <text:p text:style-name="P11"><text:span text:style-name="T9">Case memoire avec un Bus d’adresse, un bus de donnee et un bus de contrôle</text:span></text:p>
                </text:list-item>
                <text:list-item>
                  <text:p text:style-name="P38"><text:span text:style-name="T2">Profondeur = 2</text:span><text:span text:style-name="T10">nbre de fila d’adresse</text:span><text:span text:style-name="T14"> </text:span></text:p>
                </text:list-item>
                <text:list-item>
                  <text:p text:style-name="P38"><text:span text:style-name="T14">Largeur = Nombre de fils du bus de donnee</text:span></text:p>
                </text:list-item>
                <text:list-item>
                  <text:p text:style-name="P39"><text:span text:style-name="T14">Bus de contrôle : </text:span></text:p>
                  <text:list>
                    <text:list-item>
                      <text:p text:style-name="P39"><text:span text:style-name="T14">CS (</text:span><text:span text:style-name="T15">Chip </text:span><text:span text:style-name="T14">Select) : </text:span><text:span text:style-name="T15">il sert a activer ou desactiver le bus de contrôle (sur ROM ou RAM)</text:span></text:p>
                    </text:list-item>
                    <text:list-item>
                      <text:p text:style-name="P40"><text:span text:style-name="T14">WE (Write Enable) : il permet d’ecrire si il est a 1 ou de lire si il est a 0</text:span></text:p>
                    </text:list-item>
                  </text:list>
                </text:list-item>
              </text:list>
            </text:list-item>
            <text:list-item>
              <text:p text:style-name="P40">L’Assemblage de memoires :</text:p>
              <text:list>
                <text:list-item>
                  <text:p text:style-name="P40">L’assemblage en parallele :</text:p>
                </text:list-item>
                <text:list-item>
                  <text:p text:style-name="P41">L’assemblage en serie :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09:08:41.989240413</meta:creation-date>
    <dc:date>2020-10-16T10:25:59.425579179</dc:date>
    <meta:editing-duration>PT1H14M24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3" meta:paragraph-count="105" meta:word-count="827" meta:character-count="4090" meta:non-whitespace-character-count="3454"/>
  </office:meta>
</office:document-meta>
</file>